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abhakar</text:p>
          </table:table-cell>
          <table:table-cell office:value-type="string" calcext:value-type="string">
            <text:p><text:a xlink:href="mailto:pk@pk.in" xlink:type="simple">pk@pk.in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m Ellis</text:p>
          </table:table-cell>
          <table:table-cell office:value-type="string" calcext:value-type="string">
            <text:p><text:a xlink:href="mailto:tom@pk.in" xlink:type="simple">tom@pk.in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<text:a xlink:href="mailto:olivia@pk.in" xlink:type="simple">olivia@pk.in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d</text:p>
          </table:table-cell>
          <table:table-cell office:value-type="string" calcext:value-type="string">
            <text:p><text:a xlink:href="mailto:ted@pk.in" xlink:type="simple">ted@pk.in</text:a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llen</text:p>
          </table:table-cell>
          <table:table-cell office:value-type="string" calcext:value-type="string">
            <text:p><text:a xlink:href="mailto:allen@pk.in" xlink:type="simple">allen@pk.in</text:a>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8:28:44</meta:creation-date>
    <dc:language>en-IN</dc:language>
    <dc:date>2022-03-16T18:31:14</dc:date>
    <meta:editing-cycles>1</meta:editing-cycles>
    <meta:editing-duration>PT2M</meta:editing-duration>
    <meta:generator>LibreOffice/6.4.7.2$Linux_X86_64 LibreOffice_project/40$Build-2</meta:generator>
    <meta:document-statistic meta:table-count="1" meta:cell-count="12" meta:object-count="0"/>
  </office:meta>
</office:document-meta>
</file>